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0" style:family="paragraph" style:parent-style-name="Preformatted_20_Text">
      <style:paragraph-properties style:writing-mode="lr-tb"/>
    </style:style>
    <style:style style:name="P11" style:family="paragraph" style:parent-style-name="Preformatted_20_Text">
      <style:paragraph-properties fo:margin-top="0cm" fo:margin-bottom="0.499cm" style:contextual-spacing="false" style:writing-mode="lr-tb"/>
    </style:style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Text_20_body" style:list-style-name="L18"/>
    <style:style style:name="P24" style:family="paragraph" style:parent-style-name="Text_20_body" style:list-style-name="L19"/>
    <style:style style:name="P25" style:family="paragraph" style:parent-style-name="Text_20_body" style:list-style-name="L20"/>
    <style:style style:name="P26" style:family="paragraph" style:parent-style-name="Text_20_body" style:list-style-name="L21"/>
    <style:style style:name="P27" style:family="paragraph" style:parent-style-name="Text_20_body" style:list-style-name="L22"/>
    <style:style style:name="P28" style:family="paragraph" style:parent-style-name="Text_20_body" style:list-style-name="L23"/>
    <style:style style:name="P29" style:family="paragraph" style:parent-style-name="Text_20_body" style:list-style-name="L24"/>
    <style:style style:name="P30" style:family="paragraph" style:parent-style-name="Text_20_body" style:list-style-name="L25"/>
    <style:style style:name="P31" style:family="paragraph" style:parent-style-name="Text_20_body" style:list-style-name="L26"/>
    <style:style style:name="P32" style:family="paragraph" style:parent-style-name="Text_20_body" style:list-style-name="L27"/>
    <style:style style:name="P33" style:family="paragraph" style:parent-style-name="Text_20_body" style:list-style-name="L28"/>
    <style:style style:name="P34" style:family="paragraph" style:parent-style-name="Text_20_body" style:list-style-name="L29"/>
    <style:style style:name="P35" style:family="paragraph" style:parent-style-name="Text_20_body" style:list-style-name="L30"/>
    <style:style style:name="P36" style:family="paragraph" style:parent-style-name="Text_20_body" style:list-style-name="L31"/>
    <style:style style:name="P37" style:family="paragraph" style:parent-style-name="Standard">
      <style:text-properties officeooo:rsid="0003873b" officeooo:paragraph-rsid="0003873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e there any reasons why these might not be accurate? </text:p>
      <text:p text:style-name="Text_20_body">Yes — and this is a <text:span text:style-name="Emphasis">really</text:span> good question to ask at this point.<text:line-break/>The short answer is: <text:span text:style-name="Strong_20_Emphasis">the numbers can be “technically correct” and still misleading</text:span>, depending on local practice and Koha configuration.</text:p>
      <text:p text:style-name="Text_20_body">Below are the <text:span text:style-name="Strong_20_Emphasis">main accuracy risks</text:span>, mapped to the KPIs you’re planning, plus how to mitigate each one.</text:p>
      <text:p text:style-name="Horizontal_20_Line"/>
      <text:h text:style-name="Heading_20_2" text:outline-level="2">1️⃣ Date logic issues (the #1 source of “wrong” numbers)</text:h>
      <text:h text:style-name="Heading_20_3" text:outline-level="3">Problem</text:h>
      <text:p text:style-name="Text_20_body">Most queries use:</text:p>
      <text:p text:style-name="P2"><text:span text:style-name="Source_20_Text">issuedate BETWEEN start AND end</text:span></text:p>
      <text:p text:style-name="Text_20_body">But:</text:p>
      <text:list text:style-name="L1">
        <text:list-item>
          <text:p text:style-name="P3">Renewals may update <text:span text:style-name="Source_20_Text">issuedate</text:span> <text:span text:style-name="Emphasis">or</text:span> just increment <text:span text:style-name="Source_20_Text">renewals</text:span></text:p>
        </text:list-item>
        <text:list-item>
          <text:p text:style-name="P3">Timezones can shift counts at period boundaries</text:p>
        </text:list-item>
        <text:list-item>
          <text:p text:style-name="P3">Returned items live in <text:span text:style-name="Source_20_Text">old_issues</text:span>, not <text:span text:style-name="Source_20_Text">issues</text:span></text:p>
        </text:list-item>
      </text:list>
      <text:h text:style-name="Heading_20_3" text:outline-level="3">Impacted KPIs</text:h>
      <text:list text:style-name="L2">
        <text:list-item>
          <text:p text:style-name="P4">Total loans</text:p>
        </text:list-item>
        <text:list-item>
          <text:p text:style-name="P4">Renewals count</text:p>
        </text:list-item>
        <text:list-item>
          <text:p text:style-name="P4">Loans per active borrower</text:p>
        </text:list-item>
        <text:list-item>
          <text:p text:style-name="P4">Average loan duration</text:p>
        </text:list-item>
      </text:list>
      <text:h text:style-name="Heading_20_3" text:outline-level="3">Mitigation</text:h>
      <text:list text:style-name="L3">
        <text:list-item>
          <text:p text:style-name="P5">Be explicit in definitions:</text:p>
          <text:list>
            <text:list-item>
              <text:p text:style-name="P5"><text:span text:style-name="Emphasis">“Loans issued in period”</text:span> ≠ <text:span text:style-name="Emphasis">“Loans active in period”</text:span></text:p>
            </text:list-item>
          </text:list>
        </text:list-item>
        <text:list-item>
          <text:p text:style-name="P5">Use:</text:p>
          <text:list>
            <text:list-item>
              <text:p text:style-name="P5"><text:span text:style-name="Source_20_Text">issues</text:span> → current loans</text:p>
            </text:list-item>
            <text:list-item>
              <text:p text:style-name="P5"><text:span text:style-name="Source_20_Text">old_issues</text:span> → completed loans</text:p>
            </text:list-item>
          </text:list>
        </text:list-item>
        <text:list-item>
          <text:p text:style-name="P5">Document this in the KPI definition (not just SQL)</text:p>
        </text:list-item>
      </text:list>
      <text:p text:style-name="Horizontal_20_Line"/>
      <text:h text:style-name="Heading_20_2" text:outline-level="2"><text:soft-page-break/>2️⃣ Renewals are often misunderstood</text:h>
      <text:h text:style-name="Heading_20_3" text:outline-level="3">Problem</text:h>
      <text:p text:style-name="Text_20_body">This SQL:</text:p>
      <text:p text:style-name="P2"><text:span text:style-name="Source_20_Text">WHERE renewals &gt; 0</text:span></text:p>
      <text:p text:style-name="Text_20_body">Counts <text:span text:style-name="Strong_20_Emphasis">items that have ever been renewed</text:span>, not:</text:p>
      <text:list text:style-name="L4">
        <text:list-item>
          <text:p text:style-name="P6">total renewal <text:span text:style-name="Emphasis">events</text:span></text:p>
        </text:list-item>
        <text:list-item>
          <text:p text:style-name="P6">renewals <text:span text:style-name="Emphasis">during</text:span> the period</text:p>
        </text:list-item>
      </text:list>
      <text:h text:style-name="Heading_20_3" text:outline-level="3">Impacted KPIs</text:h>
      <text:list text:style-name="L5">
        <text:list-item>
          <text:p text:style-name="P7">Renewals count</text:p>
        </text:list-item>
        <text:list-item>
          <text:p text:style-name="P7">Demand indicators</text:p>
        </text:list-item>
      </text:list>
      <text:h text:style-name="Heading_20_3" text:outline-level="3">Mitigation options</text:h>
      <text:list text:style-name="L6">
        <text:list-item>
          <text:p text:style-name="P8">Decide which meaning you want:</text:p>
          <text:list>
            <text:list-item>
              <text:p text:style-name="P8"><text:span text:style-name="Emphasis">Items renewed</text:span> → current query is fine</text:p>
            </text:list-item>
            <text:list-item>
              <text:p text:style-name="P8"><text:span text:style-name="Emphasis">Renewal transactions</text:span> → requires <text:span text:style-name="Source_20_Text">statistics</text:span> table</text:p>
            </text:list-item>
          </text:list>
        </text:list-item>
      </text:list>
      <text:p text:style-name="Text_20_body">Example (more accurate, but heavier):</text:p>
      <text:p text:style-name="P9"><text:span text:style-name="Source_20_Text">FROM statistics</text:span></text:p>
      <text:p text:style-name="P10"><text:span text:style-name="Source_20_Text">WHERE type = 'renew'</text:span></text:p>
      <text:p text:style-name="P11"><text:span text:style-name="Source_20_Text"><text:s text:c="2"/>AND datetime BETWEEN start AND end;</text:span></text:p>
      <text:p text:style-name="Horizontal_20_Line"/>
      <text:h text:style-name="Heading_20_2" text:outline-level="2">3️⃣ Active borrowers ≠ active users</text:h>
      <text:h text:style-name="Heading_20_3" text:outline-level="3">Problem</text:h>
      <text:p text:style-name="Text_20_body">“Active borrower” = borrower with ≥1 loan.</text:p>
      <text:p text:style-name="Text_20_body">But:</text:p>
      <text:list text:style-name="L7">
        <text:list-item>
          <text:p text:style-name="P12">In-library use isn’t counted</text:p>
        </text:list-item>
        <text:list-item>
          <text:p text:style-name="P12">e-resource usage isn’t counted</text:p>
        </text:list-item>
        <text:list-item>
          <text:p text:style-name="P12">Borrowers with holds only aren’t counted</text:p>
        </text:list-item>
      </text:list>
      <text:h text:style-name="Heading_20_3" text:outline-level="3">Impacted KPIs</text:h>
      <text:list text:style-name="L8">
        <text:list-item>
          <text:p text:style-name="P13">Active borrowers</text:p>
        </text:list-item>
        <text:list-item>
          <text:p text:style-name="P13">Loans per active borrower</text:p>
        </text:list-item>
      </text:list>
      <text:h text:style-name="Heading_20_3" text:outline-level="3"><text:soft-page-break/>Mitigation</text:h>
      <text:list text:style-name="L9">
        <text:list-item>
          <text:p text:style-name="P14">Rename mentally:</text:p>
          <text:list>
            <text:list-item>
              <text:p text:style-name="P14">“Active borrowers” → <text:span text:style-name="Strong_20_Emphasis">“Borrowers with loans”</text:span></text:p>
            </text:list-item>
          </text:list>
        </text:list-item>
        <text:list-item>
          <text:p text:style-name="P14">Or later add:</text:p>
          <text:list>
            <text:list-item>
              <text:p text:style-name="P14">holds activity</text:p>
            </text:list-item>
            <text:list-item>
              <text:p text:style-name="P14">gate count / in-house use (if available)</text:p>
            </text:list-item>
          </text:list>
        </text:list-item>
      </text:list>
      <text:p text:style-name="Text_20_body">This is a <text:span text:style-name="Strong_20_Emphasis">definition issue</text:span>, not a bug.</text:p>
      <text:p text:style-name="Horizontal_20_Line"/>
      <text:h text:style-name="Heading_20_2" text:outline-level="2">4️⃣ Items never borrowed: deceptively tricky</text:h>
      <text:h text:style-name="Heading_20_3" text:outline-level="3">Problem</text:h>
      <text:p text:style-name="Text_20_body">This query:</text:p>
      <text:p text:style-name="P2"><text:span text:style-name="Source_20_Text">LEFT JOIN issues</text:span></text:p>
      <text:p text:style-name="Text_20_body">Only checks <text:span text:style-name="Strong_20_Emphasis">current loans</text:span>, not historical loans.</text:p>
      <text:h text:style-name="Heading_20_3" text:outline-level="3">Impact</text:h>
      <text:list text:style-name="L10">
        <text:list-item>
          <text:p text:style-name="P15">Overstates “never borrowed”</text:p>
        </text:list-item>
      </text:list>
      <text:h text:style-name="Heading_20_3" text:outline-level="3">Correct approach</text:h>
      <text:p text:style-name="Text_20_body">Use <text:span text:style-name="Source_20_Text">old_issues</text:span> <text:span text:style-name="Strong_20_Emphasis">and</text:span> <text:span text:style-name="Source_20_Text">issues</text:span>:</text:p>
      <text:p text:style-name="P9"><text:span text:style-name="Source_20_Text">LEFT JOIN old_issues ON items.itemnumber = old_issues.itemnumber</text:span></text:p>
      <text:p text:style-name="P11"><text:span text:style-name="Source_20_Text">LEFT JOIN issues ON items.itemnumber = issues.itemnumber</text:span></text:p>
      <text:p text:style-name="Text_20_body">And test both for NULL.</text:p>
      <text:h text:style-name="Heading_20_3" text:outline-level="3">Also watch out for:</text:h>
      <text:list text:style-name="L11">
        <text:list-item>
          <text:p text:style-name="P16">Suppressed items</text:p>
        </text:list-item>
        <text:list-item>
          <text:p text:style-name="P16">Deleted items</text:p>
        </text:list-item>
        <text:list-item>
          <text:p text:style-name="P16">Temporary items (course reserves)</text:p>
        </text:list-item>
      </text:list>
      <text:p text:style-name="Horizontal_20_Line"/>
      <text:h text:style-name="Heading_20_2" text:outline-level="2">5️⃣ Branch &amp; location drift</text:h>
      <text:h text:style-name="Heading_20_3" text:outline-level="3">Problem</text:h>
      <text:p text:style-name="Text_20_body">Items move branches over time.</text:p>
      <text:p text:style-name="Text_20_body">When you group by:</text:p>
      <text:p text:style-name="P2"><text:span text:style-name="Source_20_Text">issues.branchcode</text:span></text:p>
      <text:p text:style-name="Text_20_body"><text:soft-page-break/>You’re counting:</text:p>
      <text:list text:style-name="L12">
        <text:list-item>
          <text:p text:style-name="P17">Where it was issued</text:p>
        </text:list-item>
        <text:list-item>
          <text:p text:style-name="P17">Not where it “belongs”</text:p>
        </text:list-item>
      </text:list>
      <text:h text:style-name="Heading_20_3" text:outline-level="3">Impacted KPIs</text:h>
      <text:list text:style-name="L13">
        <text:list-item>
          <text:p text:style-name="P18">Loans by branch</text:p>
        </text:list-item>
        <text:list-item>
          <text:p text:style-name="P18">Equity analysis</text:p>
        </text:list-item>
      </text:list>
      <text:h text:style-name="Heading_20_3" text:outline-level="3">Mitigation</text:h>
      <text:list text:style-name="L14">
        <text:list-item>
          <text:p text:style-name="P19">Decide explicitly:</text:p>
          <text:list>
            <text:list-item>
              <text:p text:style-name="P19">“Loans by issuing branch” ✔</text:p>
            </text:list-item>
            <text:list-item>
              <text:p text:style-name="P19">vs “Loans by home branch” (join via <text:span text:style-name="Source_20_Text">items.homebranch</text:span>)</text:p>
            </text:list-item>
          </text:list>
        </text:list-item>
      </text:list>
      <text:p text:style-name="Text_20_body">Both are valid — just not interchangeable.</text:p>
      <text:p text:style-name="Horizontal_20_Line"/>
      <text:h text:style-name="Heading_20_2" text:outline-level="2">6️⃣ Holds fill rate can lie (politely)</text:h>
      <text:h text:style-name="Heading_20_3" text:outline-level="3">Problem</text:h>
      <text:p text:style-name="Text_20_body">This logic:</text:p>
      <text:p text:style-name="P2"><text:span text:style-name="Source_20_Text">found = 'F'</text:span></text:p>
      <text:p text:style-name="Text_20_body">Means:</text:p>
      <text:list text:style-name="L15">
        <text:list-item>
          <text:p text:style-name="P20">Hold marked as filled</text:p>
        </text:list-item>
      </text:list>
      <text:p text:style-name="Text_20_body">But:</text:p>
      <text:list text:style-name="L16">
        <text:list-item>
          <text:p text:style-name="P21">Cancellations</text:p>
        </text:list-item>
        <text:list-item>
          <text:p text:style-name="P21">Expired holds</text:p>
        </text:list-item>
        <text:list-item>
          <text:p text:style-name="P21">Staff overrides</text:p>
        </text:list-item>
      </text:list>
      <text:p text:style-name="Text_20_body">…can distort the rate.</text:p>
      <text:h text:style-name="Heading_20_3" text:outline-level="3">Mitigation</text:h>
      <text:list text:style-name="L17">
        <text:list-item>
          <text:p text:style-name="P22">Exclude cancelled holds:</text:p>
        </text:list-item>
      </text:list>
      <text:p text:style-name="P2"><text:span text:style-name="Source_20_Text">WHERE cancellationdate IS NULL</text:span></text:p>
      <text:list text:style-name="L18">
        <text:list-item>
          <text:p text:style-name="P23">Or report:</text:p>
          <text:list>
            <text:list-item>
              <text:p text:style-name="P23">holds placed</text:p>
            </text:list-item>
            <text:list-item>
              <text:p text:style-name="P23">holds filled</text:p>
            </text:list-item>
            <text:list-item>
              <text:p text:style-name="P23"><text:soft-page-break/>holds cancelled<text:line-break/>…as separate KPIs later.</text:p>
            </text:list-item>
          </text:list>
        </text:list-item>
      </text:list>
      <text:p text:style-name="Horizontal_20_Line"/>
      <text:h text:style-name="Heading_20_2" text:outline-level="2">7️⃣ Overdue rate depends on <text:span text:style-name="Emphasis">when</text:span> you ask</text:h>
      <text:h text:style-name="Heading_20_3" text:outline-level="3">Problem</text:h>
      <text:p text:style-name="Text_20_body">This query:</text:p>
      <text:p text:style-name="P2"><text:span text:style-name="Source_20_Text">date_due &lt; NOW()</text:span></text:p>
      <text:p text:style-name="Text_20_body">Measures:</text:p>
      <text:list text:style-name="L19">
        <text:list-item>
          <text:p text:style-name="P24">Items overdue <text:span text:style-name="Strong_20_Emphasis">right now</text:span></text:p>
        </text:list-item>
      </text:list>
      <text:p text:style-name="Text_20_body">Not:</text:p>
      <text:list text:style-name="L20">
        <text:list-item>
          <text:p text:style-name="P25">Items that <text:span text:style-name="Emphasis">became</text:span> overdue during the period</text:p>
        </text:list-item>
      </text:list>
      <text:h text:style-name="Heading_20_3" text:outline-level="3">Impact</text:h>
      <text:list text:style-name="L21">
        <text:list-item>
          <text:p text:style-name="P26">Overdue rate fluctuates wildly day-to-day</text:p>
        </text:list-item>
      </text:list>
      <text:h text:style-name="Heading_20_3" text:outline-level="3">Better definition</text:h>
      <text:p text:style-name="Text_20_body">Choose one:</text:p>
      <text:list text:style-name="L22">
        <text:list-item>
          <text:p text:style-name="P27">Snapshot overdue rate (OK for ops)</text:p>
        </text:list-item>
        <text:list-item>
          <text:p text:style-name="P27">Period overdue incidence (harder, but more meaningful)</text:p>
        </text:list-item>
      </text:list>
      <text:p text:style-name="Text_20_body">For dashboards, <text:span text:style-name="Strong_20_Emphasis">snapshot is usually fine</text:span> — just label it clearly.</text:p>
      <text:p text:style-name="Horizontal_20_Line"/>
      <text:h text:style-name="Heading_20_2" text:outline-level="2">8️⃣ Item type and borrower category changes over time</text:h>
      <text:h text:style-name="Heading_20_3" text:outline-level="3">Problem</text:h>
      <text:p text:style-name="Text_20_body">If:</text:p>
      <text:list text:style-name="L23">
        <text:list-item>
          <text:p text:style-name="P28">Item type changes</text:p>
        </text:list-item>
        <text:list-item>
          <text:p text:style-name="P28">Borrower category changes</text:p>
        </text:list-item>
      </text:list>
      <text:p text:style-name="Text_20_body">Then historical loans get grouped by <text:span text:style-name="Strong_20_Emphasis">current state</text:span>, not historical state.</text:p>
      <text:h text:style-name="Heading_20_3" text:outline-level="3">Impacted KPIs</text:h>
      <text:list text:style-name="L24">
        <text:list-item>
          <text:p text:style-name="P29">Loans by item type</text:p>
        </text:list-item>
        <text:list-item>
          <text:p text:style-name="P29">Loans by borrower category</text:p>
        </text:list-item>
      </text:list>
      <text:h text:style-name="Heading_20_3" text:outline-level="3"><text:soft-page-break/>Mitigation</text:h>
      <text:list text:style-name="L25">
        <text:list-item>
          <text:p text:style-name="P30">Accept this limitation (most libraries do)</text:p>
        </text:list-item>
        <text:list-item>
          <text:p text:style-name="P30">Or join <text:span text:style-name="Source_20_Text">statistics</text:span> for historical accuracy (heavy, slower)</text:p>
        </text:list-item>
      </text:list>
      <text:p text:style-name="Horizontal_20_Line"/>
      <text:h text:style-name="Heading_20_2" text:outline-level="2">9️⃣ Local policy choices (not SQL bugs)</text:h>
      <text:p text:style-name="Text_20_body">Examples:</text:p>
      <text:list text:style-name="L26">
        <text:list-item>
          <text:p text:style-name="P31">Auto-renewals enabled?</text:p>
        </text:list-item>
        <text:list-item>
          <text:p text:style-name="P31">Course reserves excluded?</text:p>
        </text:list-item>
        <text:list-item>
          <text:p text:style-name="P31">Short-loan collections?</text:p>
        </text:list-item>
        <text:list-item>
          <text:p text:style-name="P31">Equipment loans counted?</text:p>
        </text:list-item>
      </text:list>
      <text:p text:style-name="Text_20_body">These can skew comparisons month-to-month.</text:p>
      <text:h text:style-name="Heading_20_3" text:outline-level="3">Mitigation</text:h>
      <text:list text:style-name="L27">
        <text:list-item>
          <text:p text:style-name="P32">Write a <text:span text:style-name="Strong_20_Emphasis">one-line definition per KPI</text:span></text:p>
        </text:list-item>
        <text:list-item>
          <text:p text:style-name="P32">Keep it stable</text:p>
        </text:list-item>
      </text:list>
      <text:p text:style-name="Horizontal_20_Line"/>
      <text:h text:style-name="Heading_20_2" text:outline-level="2">10️⃣ The “dashboard truth” principle (important)</text:h>
      <text:p text:style-name="Text_20_body">A dashboard answers:</text:p>
      <text:p text:style-name="Quotations">“What’s going on <text:span text:style-name="Emphasis">right now</text:span>?”</text:p>
      <text:p text:style-name="Text_20_body">It does <text:span text:style-name="Strong_20_Emphasis">not</text:span> answer:</text:p>
      <text:p text:style-name="Quotations">“What is the exact historical truth of the universe?”</text:p>
      <text:p text:style-name="Text_20_body">If you try to make it do both:</text:p>
      <text:list text:style-name="L28">
        <text:list-item>
          <text:p text:style-name="P33">SQL gets fragile</text:p>
        </text:list-item>
        <text:list-item>
          <text:p text:style-name="P33">Reports get slow</text:p>
        </text:list-item>
        <text:list-item>
          <text:p text:style-name="P33">Stakeholders get confused</text:p>
        </text:list-item>
      </text:list>
      <text:p text:style-name="Horizontal_20_Line"/>
      <text:h text:style-name="Heading_20_2" text:outline-level="2">Practical recommendation (strong)</text:h>
      <text:p text:style-name="Text_20_body">For each KPI, write <text:span text:style-name="Strong_20_Emphasis">three lines and stop</text:span>:</text:p>
      <text:list text:style-name="L29">
        <text:list-item>
          <text:p text:style-name="P34"><text:span text:style-name="Strong_20_Emphasis">Definition</text:span> (plain English)</text:p>
        </text:list-item>
        <text:list-item>
          <text:p text:style-name="P34"><text:span text:style-name="Strong_20_Emphasis">Data source</text:span> (<text:span text:style-name="Source_20_Text">issues</text:span>, <text:span text:style-name="Source_20_Text">old_issues</text:span>, <text:span text:style-name="Source_20_Text">statistics</text:span>)</text:p>
        </text:list-item>
        <text:list-item>
          <text:p text:style-name="P34"><text:soft-page-break/><text:span text:style-name="Strong_20_Emphasis">Known limitations</text:span></text:p>
        </text:list-item>
      </text:list>
      <text:p text:style-name="Text_20_body">That alone prevents 90% of future arguments.</text:p>
      <text:p text:style-name="Horizontal_20_Line"/>
      <text:h text:style-name="Heading_20_3" text:outline-level="3">Bottom line</text:h>
      <text:list text:style-name="L30">
        <text:list-item>
          <text:p text:style-name="P35">The SQL is <text:span text:style-name="Strong_20_Emphasis">reasonable and standard</text:span></text:p>
        </text:list-item>
        <text:list-item>
          <text:p text:style-name="P35">Inaccuracies mostly come from <text:span text:style-name="Strong_20_Emphasis">definitions and assumptions</text:span></text:p>
        </text:list-item>
        <text:list-item>
          <text:p text:style-name="P35">None of these are deal-breakers</text:p>
        </text:list-item>
        <text:list-item>
          <text:p text:style-name="P35">You’re already asking the right questions</text:p>
        </text:list-item>
      </text:list>
      <text:p text:style-name="Text_20_body">If you want, next we can:</text:p>
      <text:list text:style-name="L31">
        <text:list-item>
          <text:p text:style-name="P36">Tighten 2–3 KPIs to be <text:span text:style-name="Emphasis">very</text:span> defensible</text:p>
        </text:list-item>
        <text:list-item>
          <text:p text:style-name="P36">Decide which ones are “management-safe”</text:p>
        </text:list-item>
        <text:list-item>
          <text:p text:style-name="P36">Or build a short <text:span text:style-name="Strong_20_Emphasis">KPI definitions appendix</text:span> to live alongside the dashboard</text:p>
        </text:list-item>
      </text:list>
      <text:p text:style-name="Text_20_body">That’s usually the final step before people start trusting the numbers.</text:p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0T23:28:59.134939787</meta:creation-date>
    <dc:date>2026-01-30T23:42:44.810131658</dc:date>
    <meta:editing-duration>PT2M58S</meta:editing-duration>
    <meta:editing-cycles>2</meta:editing-cycles>
    <meta:generator>LibreOffice/25.2.3.2$Linux_AARCH64 LibreOffice_project/520$Build-2</meta:generator>
    <meta:document-statistic meta:table-count="0" meta:image-count="0" meta:object-count="0" meta:page-count="7" meta:paragraph-count="170" meta:word-count="813" meta:character-count="4740" meta:non-whitespace-character-count="4172"/>
  </office:meta>
</office:document-meta>
</file>